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2" style:family="paragraph" style:parent-style-name="Table_20_Heading">
      <style:text-properties fo:font-size="2pt" style:font-size-asian="2pt" style:font-size-complex="2pt"/>
    </style:style>
    <style:style style:name="P3" style:family="paragraph" style:parent-style-name="Table_20_Heading"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margin-top="0cm" fo:margin-bottom="0.499cm" style:contextual-spacing="false"/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officeooo:rsid="001c4d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1970<text:tab/>1981<text:tab/>1991<text:tab/>1996<text:tab/>2001<text:tab/>2005<text:tab/>2010<text:tab/>2011<text:tab/>2012</text:p>
      <text:p text:style-name="P5"><text:span text:style-name="T1">Habitantes<text:tab/></text:span>2583674<text:tab/>2753836<text:tab/>2<text:span text:style-name="T1">7</text:span>20445<text:tab/>2742622<text:tab/>2732926<text:tab/>2762198<text:tab/>2797653<text:tab/>2795422<text:tab/>2781498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l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gl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3T01:41:50.10</meta:creation-date>
    <dc:date>2014-01-13T01:45:58.07</dc:date>
    <meta:editing-duration>P0D</meta:editing-duration>
    <meta:editing-cycles>1</meta:editing-cycles>
    <meta:document-statistic meta:table-count="0" meta:image-count="0" meta:object-count="0" meta:page-count="1" meta:paragraph-count="2" meta:word-count="10" meta:character-count="55" meta:non-whitespace-character-count="46"/>
    <meta:generator>LibreOffice/3.6$Windows_x86 LibreOffice_project/9418c72-a20f997-6f5dfc1-4f5ae61-61563f</meta:generator>
  </office:meta>
</office:document-meta>
</file>